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000000" draw:marker-start-width="0.5cm" draw:marker-end-width="0.5cm" svg:stroke-linecap="round" draw:fill="solid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000000" draw:marker-start-width="0.5cm" draw:marker-end-width="0.5cm" svg:stroke-linecap="round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svg:stroke-color="#3465a4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a7074b" draw:marker-start="Symmetric_20_Arrow" draw:marker-start-width="0.45cm" draw:marker-end="Symmetric_20_Arrow" draw:marker-end-width="0.4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bold"/>
    </style:style>
    <style:style style:name="P5" style:family="paragraph"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style:text-position="-33% 58%" fo:font-size="1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cm" svg:y1="2.7cm" svg:x2="10.7cm" svg:y2="2.7cm">
          <text:p/>
        </draw:line>
        <draw:line draw:style-name="gr1" draw:text-style-name="P1" xml:id="id1" draw:id="id1" draw:layer="layout" svg:x1="16cm" svg:y1="2.7cm" svg:x2="21.5cm" svg:y2="2.7cm">
          <text:p/>
        </draw:line>
        <draw:line draw:style-name="gr1" draw:text-style-name="P1" draw:layer="layout" svg:x1="16cm" svg:y1="18.2cm" svg:x2="21.5cm" svg:y2="18.2cm">
          <text:p/>
        </draw:line>
        <draw:line draw:style-name="gr1" draw:text-style-name="P1" draw:layer="layout" svg:x1="5.2cm" svg:y1="18.2cm" svg:x2="10.7cm" svg:y2="18.2cm">
          <text:p/>
        </draw:line>
        <draw:connector draw:style-name="gr1" draw:text-style-name="P1" xml:id="id5" draw:id="id5" draw:layer="layout" draw:type="line" svg:x1="16cm" svg:y1="2.7cm" svg:x2="16.01cm" svg:y2="6.926cm" draw:start-shape="id1" draw:start-glue-point="3" svg:d="M16000 2700l10 4226" svg:viewBox="0 0 11 4227">
          <text:p/>
        </draw:connector>
        <draw:connector draw:style-name="gr1" draw:text-style-name="P1" xml:id="id4" draw:id="id4" draw:layer="layout" draw:type="line" svg:x1="10.7cm" svg:y1="2.7cm" svg:x2="10.71cm" svg:y2="6.926cm" svg:d="M10700 2700l10 4226" svg:viewBox="0 0 11 4227">
          <text:p/>
        </draw:connector>
        <draw:connector draw:style-name="gr1" draw:text-style-name="P1" xml:id="id3" draw:id="id3" draw:layer="layout" draw:type="line" svg:x1="16cm" svg:y1="13.874cm" svg:x2="16.01cm" svg:y2="18.1cm" svg:d="M16000 13874l10 4226" svg:viewBox="0 0 11 4227">
          <text:p/>
        </draw:connector>
        <draw:connector draw:style-name="gr1" draw:text-style-name="P1" xml:id="id2" draw:id="id2" draw:layer="layout" draw:type="line" svg:x1="10.7cm" svg:y1="13.9cm" svg:x2="10.71cm" svg:y2="18.126cm" svg:d="M10700 13900l10 4226" svg:viewBox="0 0 11 4227">
          <text:p/>
        </draw:connector>
        <draw:connector draw:style-name="gr2" draw:text-style-name="P2" draw:layer="layout" svg:x1="10.7cm" svg:y1="13.9cm" svg:x2="16cm" svg:y2="13.874cm" draw:start-shape="id2" draw:start-glue-point="2" draw:end-shape="id3" draw:end-glue-point="2" svg:d="M10700 13900v-626h5300v600" svg:viewBox="0 0 5301 627">
          <text:p/>
        </draw:connector>
        <draw:connector draw:style-name="gr2" draw:text-style-name="P2" draw:layer="layout" svg:x1="10.71cm" svg:y1="6.926cm" svg:x2="16.01cm" svg:y2="6.926cm" draw:start-shape="id4" draw:start-glue-point="3" draw:end-shape="id5" draw:end-glue-point="3" svg:d="M10710 6926v600h5300v-600" svg:viewBox="0 0 5301 601">
          <text:p/>
        </draw:connector>
        <draw:line draw:style-name="gr3" draw:text-style-name="P1" draw:layer="layout" svg:x1="10.7cm" svg:y1="6.5cm" svg:x2="16cm" svg:y2="6.5cm">
          <text:p/>
        </draw:line>
        <draw:line draw:style-name="gr3" draw:text-style-name="P1" draw:layer="layout" svg:x1="10.7cm" svg:y1="3.7cm" svg:x2="16cm" svg:y2="3.7cm">
          <text:p/>
        </draw:line>
        <draw:line draw:style-name="gr3" draw:text-style-name="P1" draw:layer="layout" svg:x1="10.7cm" svg:y1="14.1cm" svg:x2="16cm" svg:y2="14.1cm">
          <text:p/>
        </draw:line>
        <draw:line draw:style-name="gr3" draw:text-style-name="P1" draw:layer="layout" svg:x1="10.7cm" svg:y1="16.2cm" svg:x2="16cm" svg:y2="16.2cm">
          <text:p/>
        </draw:line>
        <draw:line draw:style-name="gr4" draw:text-style-name="P2" draw:layer="layout" svg:x1="16.6cm" svg:y1="6.5cm" svg:x2="16.6cm" svg:y2="7.6cm">
          <text:p/>
        </draw:line>
        <draw:line draw:style-name="gr4" draw:text-style-name="P2" draw:layer="layout" svg:x1="16.6cm" svg:y1="13.2cm" svg:x2="16.6cm" svg:y2="14.2cm">
          <text:p/>
        </draw:line>
        <draw:line draw:style-name="gr4" draw:text-style-name="P2" draw:layer="layout" svg:x1="10.2cm" svg:y1="3.6cm" svg:x2="10.2cm" svg:y2="7.6cm">
          <text:p/>
        </draw:line>
        <draw:line draw:style-name="gr4" draw:text-style-name="P2" draw:layer="layout" svg:x1="10.2cm" svg:y1="13.2cm" svg:x2="10.2cm" svg:y2="16.3cm">
          <text:p/>
        </draw:line>
        <draw:line draw:style-name="gr4" draw:text-style-name="P2" draw:layer="layout" svg:x1="15.2cm" svg:y1="7.6cm" svg:x2="15.2cm" svg:y2="13.2cm">
          <text:p/>
        </draw:line>
        <draw:line draw:style-name="gr4" draw:text-style-name="P2" draw:layer="layout" svg:x1="16cm" svg:y1="19.1cm" svg:x2="10.7cm" svg:y2="19.1cm">
          <text:p/>
        </draw:line>
        <draw:line draw:style-name="gr4" draw:text-style-name="P2" draw:layer="layout" svg:x1="22.2cm" svg:y1="2.8cm" svg:x2="22.2cm" svg:y2="18.2cm">
          <text:p/>
        </draw:line>
        <draw:frame draw:style-name="gr5" draw:text-style-name="P4" draw:layer="layout" svg:width="1.709cm" svg:height="1.119cm" svg:x="6.7cm" svg:y="10.081cm">
          <draw:text-box>
            <text:p text:style-name="P3"><text:span text:style-name="T1">InP</text:span></text:p>
          </draw:text-box>
        </draw:frame>
        <draw:frame draw:style-name="gr5" draw:text-style-name="P4" draw:layer="layout" svg:width="1.709cm" svg:height="1.119cm" svg:x="18.1cm" svg:y="10.082cm">
          <draw:text-box>
            <text:p text:style-name="P3"><text:span text:style-name="T1">InP</text:span></text:p>
          </draw:text-box>
        </draw:frame>
        <draw:frame draw:style-name="gr5" draw:text-style-name="P4" draw:layer="layout" svg:width="3.216cm" svg:height="1.119cm" svg:x="11.8cm" svg:y="10.082cm">
          <draw:text-box>
            <text:p text:style-name="P3"><text:span text:style-name="T1">InGaAs</text:span></text:p>
          </draw:text-box>
        </draw:frame>
        <draw:frame draw:style-name="gr5" draw:text-style-name="P6" draw:layer="layout" svg:width="4.473cm" svg:height="1.114cm" svg:x="22.167cm" svg:y="3.4cm">
          <draw:text-box>
            <text:p text:style-name="P5"><text:span text:style-name="T2">E</text:span><text:span text:style-name="T3">g,Inp</text:span><text:span text:style-name="T2"> = 1.34eV</text:span></text:p>
          </draw:text-box>
        </draw:frame>
        <draw:frame draw:style-name="gr5" draw:text-style-name="P6" draw:layer="layout" svg:width="5.192cm" svg:height="1.114cm" svg:x="15.167cm" svg:y="8.4cm">
          <draw:text-box>
            <text:p text:style-name="P5"><text:span text:style-name="T2">E</text:span><text:span text:style-name="T3">g,InGaAs</text:span><text:span text:style-name="T2"> = </text:span><text:span text:style-name="T2">0.75eV</text:span></text:p>
          </draw:text-box>
        </draw:frame>
        <draw:frame draw:style-name="gr5" draw:text-style-name="P6" draw:layer="layout" svg:width="4.066cm" svg:height="1.114cm" svg:x="6.1cm" svg:y="4.586cm">
          <draw:text-box>
            <text:p text:style-name="P5"><text:span text:style-name="T2">E</text:span><text:span text:style-name="T3">2e</text:span><text:span text:style-name="T2"> = </text:span><text:span text:style-name="T2">0.17eV</text:span></text:p>
          </draw:text-box>
        </draw:frame>
        <draw:frame draw:style-name="gr5" draw:text-style-name="P6" draw:layer="layout" svg:width="4.417cm" svg:height="1.114cm" svg:x="5.8cm" svg:y="14.4cm">
          <draw:text-box>
            <text:p text:style-name="P5"><text:span text:style-name="T2">E</text:span><text:span text:style-name="T3">2h</text:span><text:span text:style-name="T2"> = </text:span><text:span text:style-name="T2">0.034e</text:span><text:span text:style-name="T2">V</text:span></text:p>
          </draw:text-box>
        </draw:frame>
        <draw:frame draw:style-name="gr5" draw:text-style-name="P6" draw:layer="layout" svg:width="4.768cm" svg:height="1.114cm" svg:x="16.928cm" svg:y="13.2cm">
          <draw:text-box>
            <text:p text:style-name="P5"><text:span text:style-name="T2">E</text:span><text:span text:style-name="T3">1</text:span><text:span text:style-name="T3">h</text:span><text:span text:style-name="T2"> </text:span><text:span text:style-name="T2">= </text:span><text:span text:style-name="T2">0.</text:span><text:span text:style-name="T2">0</text:span><text:span text:style-name="T2">0</text:span><text:span text:style-name="T2">8</text:span><text:span text:style-name="T2">5</text:span><text:span text:style-name="T2">e</text:span><text:span text:style-name="T2">V</text:span></text:p>
          </draw:text-box>
        </draw:frame>
        <draw:frame draw:style-name="gr5" draw:text-style-name="P6" draw:layer="layout" svg:width="4.417cm" svg:height="1.114cm" svg:x="16.928cm" svg:y="6.5cm">
          <draw:text-box>
            <text:p text:style-name="P5"><text:span text:style-name="T2">E</text:span><text:span text:style-name="T3">1</text:span><text:span text:style-name="T3">e</text:span><text:span text:style-name="T2"> </text:span><text:span text:style-name="T2">= </text:span><text:span text:style-name="T2">0.</text:span><text:span text:style-name="T2">0</text:span><text:span text:style-name="T2">4</text:span><text:span text:style-name="T2">1</text:span><text:span text:style-name="T2">e</text:span><text:span text:style-name="T2">V</text:span></text:p>
          </draw:text-box>
        </draw:frame>
        <draw:frame draw:style-name="gr5" draw:text-style-name="P6" draw:layer="layout" svg:width="4.024cm" svg:height="0.962cm" svg:x="11.5cm" svg:y="19.386cm">
          <draw:text-box>
            <text:p text:style-name="P5"><text:span text:style-name="T2">L = 14.87n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2T11:11:33.600913923</meta:creation-date>
    <dc:date>2019-11-12T11:42:26.088012217</dc:date>
    <meta:editing-duration>PT30M51S</meta:editing-duration>
    <meta:editing-cycles>7</meta:editing-cycles>
    <meta:generator>LibreOffice/6.3.2.2$Linux_X86_64 LibreOffice_project/30$Build-2</meta:generator>
    <meta:document-statistic meta:object-count="31"/>
  </office:meta>
</office:document-meta>
</file>